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 mnie strzeże</text:span><text:span text:style-name="T1"><text:line-break/></text:span><text:span text:style-name="T1">Pan mnie strzeże</text:span><text:span text:style-name="T1"><text:line-break/></text:span><text:span text:style-name="T1">Czuwa nade mną Bóg,</text:span><text:span text:style-name="T1"><text:line-break/></text:span><text:span text:style-name="T1">On jest moim cienie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Chcę z Tobą chodzić</text:span><text:span text:style-name="T1"><text:line-break/></text:span><text:span text:style-name="T1">Po wszystkich mych drogach</text:span><text:span text:style-name="T1"><text:line-break/></text:span><text:span text:style-name="T1">Prowadź mnie w mocy Swej,</text:span><text:span text:style-name="T1"><text:line-break/></text:span><text:span text:style-name="T1">Abym nie upad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 mnie strzeże</text:span><text:span text:style-name="T1"><text:line-break/></text:span><text:span text:style-name="T1">Pan mnie strzeże</text:span><text:span text:style-name="T1"><text:line-break/></text:span><text:span text:style-name="T1">Czuwa nade mną Bóg,</text:span><text:span text:style-name="T1"><text:line-break/></text:span><text:span text:style-name="T1">On jest moim cieniem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Nie boję się</text:span><text:span text:style-name="T1"><text:line-break/></text:span><text:span text:style-name="T1">Wchodzę w noc ciemną</text:span><text:span text:style-name="T2"><text:line-break/></text:span><text:span text:style-name="T1">bez lęku</text:span><text:span text:style-name="T1"><text:line-break/></text:span><text:span text:style-name="T1">Dobrze to wiem:</text:span><text:span text:style-name="T1"><text:line-break/></text:span><text:span text:style-name="T1">Ty jesteś ze mną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 mnie strzeże</text:span><text:span text:style-name="T1"><text:line-break/></text:span><text:span text:style-name="T1">Pan mnie strzeże</text:span><text:span text:style-name="T1"><text:line-break/></text:span><text:span text:style-name="T1">Czuwa nade mną Bóg,</text:span><text:span text:style-name="T1"><text:line-break/></text:span><text:span text:style-name="T1">On jest moim cieniem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Biegnę do Ciebie</text:span><text:span text:style-name="T1"><text:line-break/></text:span><text:span text:style-name="T1">Aby być z Tobą</text:span><text:span text:style-name="T1"><text:line-break/></text:span><text:span text:style-name="T1">Chcę Ciebie widzieć,</text:span><text:span text:style-name="T1"><text:line-break/></text:span><text:span text:style-name="T1">aby być sob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 mnie strzeże</text:span><text:span text:style-name="T1"><text:line-break/></text:span><text:span text:style-name="T1">Pan mnie strzeże</text:span><text:span text:style-name="T1"><text:line-break/></text:span><text:span text:style-name="T1">Czuwa nade mną Bóg,</text:span><text:span text:style-name="T1"><text:line-break/></text:span><text:span text:style-name="T1">On jest moim cienie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6-05-29T23:30:08</meta:creation-date>
    <dc:creator>tomasz tkaliunski</dc:creator>
    <dc:date>2009-06-25T19:21:36</dc:date>
    <dc:language>pl-PL</dc:language>
    <meta:editing-cycles>7</meta:editing-cycles>
    <meta:editing-duration>PT18M0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